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9.34cm" fo:min-width="25.44cm" fo:padding-top="0.165cm" fo:padding-bottom="0.165cm" fo:padding-left="0.29cm" fo:padding-right="0.29cm" drawooo:fontwork-style="rotate" drawooo:fontwork-adjust="left" drawooo:fontwork-distance="-1.3cm" drawooo:fontwork-start="20cm" drawooo:fontwork-shadow-offset-x="0cm" drawooo:fontwork-shadow-offset-y="0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9.598cm" fo:min-width="13.592cm" fo:padding-top="0.165cm" fo:padding-bottom="0.165cm" fo:padding-left="0.29cm" fo:padding-right="0.29cm" draw:shadow="hidden" drawooo:fontwork-style="rotate" drawooo:fontwork-adjust="right" drawooo:fontwork-distance="0.5cm" drawooo:fontwork-start="6.5cm" drawooo:fontwork-shadow-offset-x="0cm" drawooo:fontwork-shadow-offset-y="0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6.77cm" fo:min-width="6.52cm" fo:padding-top="0.165cm" fo:padding-bottom="0.165cm" fo:padding-left="0.29cm" fo:padding-right="0.29cm" draw:shadow="hidden" drawooo:fontwork-style="rotate" drawooo:fontwork-adjust="right" drawooo:fontwork-distance="0.5cm" drawooo:fontwork-start="7.4cm" drawooo:fontwork-shadow-offset-x="0cm" drawooo:fontwork-shadow-offset-y="0cm"/>
      <style:paragraph-properties style:writing-mode="lr-tb"/>
    </style:style>
    <style:style style:name="gr4" style:family="graphic" style:parent-style-name="standard">
      <style:graphic-properties draw:stroke="none" svg:stroke-width="0.081cm" svg:stroke-color="#000000" draw:marker-start-width="0.321cm" draw:marker-end-width="0.321cm" draw:fill="solid" draw:fill-color="#000000" draw:opacity="0%" draw:textarea-horizontal-align="justify" draw:textarea-vertical-align="middle" draw:auto-grow-height="false" fo:min-height="6.77cm" fo:min-width="6.52cm" fo:padding-top="0.151cm" fo:padding-bottom="0.151cm" fo:padding-left="0.276cm" fo:padding-right="0.276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 style:writing-mode="lr-tb"/>
      <style:text-properties style:font-name="Times New Roman" fo:font-size="44pt" style:font-size-asian="44pt" style:font-size-complex="44pt"/>
    </style:style>
    <style:style style:name="P3" style:family="paragraph">
      <loext:graphic-properties draw:fill="solid" draw:fill-color="#000000" draw:opacity="0%"/>
      <style:paragraph-properties fo:text-align="center" style:writing-mode="lr-tb"/>
      <style:text-properties style:font-name="Times New Roman" fo:font-size="44pt" style:font-size-asian="44pt" style:font-size-complex="44pt"/>
    </style:style>
    <style:style style:name="T1" style:family="text">
      <style:text-properties style:font-name="Times New Roman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Polygons</text:span></text:p>
        </draw:path>
        <draw:path draw:style-name="gr2" draw:text-style-name="P2" draw:layer="layout" svg:width="20cm" svg:height="13.999cm" svg:x="4cm" svg:y="6cm" svg:viewBox="0 0 20001 14000" svg:d="M20001 7000c0 1228-462 2436-1340 3500s-2140 1948-3660 2562c-1521 615-3245 938-5000 938-1756 0-3480-323-5001-938-1520-614-2782-1498-3660-2562s-1340-2272-1340-3500 462-2436 1340-3500 2140-1948 3660-2562c1521-615 3245-938 5000-938 1756 0 3480 323 5001 938 1520 614 2782 1498 3660 2562s1340 2272 1340 3500z">
          <text:p text:style-name="P1"><text:span text:style-name="T1">Three-Sided Polygons</text:span></text:p>
        </draw:path>
        <draw:g>
          <draw:path draw:style-name="gr3" draw:text-style-name="P2" draw:layer="layout" svg:width="15.999cm" svg:height="9.999cm" svg:x="6cm" svg:y="9cm" svg:viewBox="0 0 16000 10000" svg:d="M16000 5000c0 877-370 1740-1072 2500s-1712 1391-2928 1830c-1215 439-2596 670-3999 670-1405 0-2786-231-4001-670-1216-439-2226-1070-2928-1830s-1072-1623-1072-2500 370-1740 1072-2500 1712-1391 2928-1830c1215-439 2596-670 3999-670 1405 0 2786 231 4001 670 1216 439 2226 1070 2928 1830s1072 1623 1072 2500z">
            <text:p text:style-name="P1"><text:span text:style-name="T1">Triangles</text:span></text:p>
          </draw:path>
          <draw:path draw:style-name="gr4" draw:text-style-name="P3" draw:layer="layout" svg:width="1.378cm" svg:height="1.027cm" svg:x="9.422cm" svg:y="13.497cm" svg:viewBox="0 0 1379 1028" svg:d="M1361 0l18 241h-46c-8-43-21-73-36-91-25-30-59-51-100-65-42-14-96-21-164-21h-231v786c0 63 11 103 33 118 31 21 77 32 141 32h57v28h-699v-28h60c68 0 118-13 147-39 17-17 27-53 27-111v-786h-197c-77 0-131 4-165 11-41 9-76 28-107 55-30 27-48 64-53 111h-46l19-241z">
            <text:p/>
          </draw:path>
          <draw:path draw:style-name="gr4" draw:text-style-name="P3" draw:layer="layout" svg:width="0.826cm" svg:height="0.714cm" svg:x="10.792cm" svg:y="13.81cm" svg:viewBox="0 0 827 715" svg:d="M389 0v157c93-105 187-157 285-157 44 0 81 8 110 25s43 37 43 59c0 20-11 37-32 50-21 14-45 21-75 21-27 0-59-9-94-26-36-18-61-27-77-27-15 0-31 5-48 15-35 21-74 55-112 103v333c0 38 8 67 22 87 11 14 31 25 56 34 27 9 66 14 115 14v27h-569v-27c56 0 99-6 126-17 19-8 34-21 42-39 5-8 6-33 6-74v-268c0-81-3-129-8-145-5-15-14-27-29-34-14-7-32-10-52-10-26 0-55 3-85 11l-13-27 338-85z">
            <text:p/>
          </draw:path>
          <draw:path draw:style-name="gr4" draw:text-style-name="P3" draw:layer="layout" svg:width="0.556cm" svg:height="1.077cm" svg:x="11.675cm" svg:y="13.447cm" svg:viewBox="0 0 557 1078" svg:d="M288 0c35 0 64 7 88 22s35 33 35 55c0 21-11 39-35 54s-53 23-88 23c-34 0-62-8-86-23s-37-33-37-54c0-22 11-40 35-55s54-22 88-22zM389 363v558c0 44 5 73 14 87 11 14 26 25 45 32 21 7 56 11 109 11v27h-539v-27c54 0 91-3 108-10 20-6 34-17 45-33 11-15 16-44 16-87v-268c0-75-3-124-11-146-5-16-14-28-27-34-11-6-29-9-50-9-22 0-49 3-81 11l-18-27 336-85z">
            <text:p/>
          </draw:path>
          <draw:path draw:style-name="gr4" draw:text-style-name="P3" draw:layer="layout" svg:width="1.008cm" svg:height="0.728cm" svg:x="12.38cm" svg:y="13.81cm" svg:viewBox="0 0 1009 729" svg:d="M619 615c-113 55-185 86-214 95-45 13-91 19-141 19-77 0-139-16-189-49-49-33-75-76-75-130 0-34 13-63 37-88 33-34 91-66 173-96 81-31 219-68 409-111v-27c0-70-17-117-53-143-35-26-86-39-152-39-51 0-91 9-121 26-31 17-47 37-47 59l4 44c0 23-10 41-29 54s-45 19-75 19c-31 0-55-7-74-20s-29-31-29-54c0-43 35-83 107-119 71-37 172-55 300-55 99 0 179 10 241 31 48 16 83 40 106 74 14 21 22 66 22 133v236c0 66 2 107 7 121 3 15 9 25 19 30 9 5 21 8 32 8 13 0 25-2 35-5 16-7 50-25 97-56v43c-91 75-177 113-259 113-40 0-72-9-94-26-24-17-35-46-37-87zM619 565v-264c-123 30-201 52-237 64-64 23-110 46-137 70s-42 51-42 80c0 36 18 66 53 90 34 24 75 36 120 36 61 0 142-25 243-76z">
            <text:p/>
          </draw:path>
          <draw:path draw:style-name="gr4" draw:text-style-name="P3" draw:layer="layout" svg:width="1.215cm" svg:height="0.714cm" svg:x="13.412cm" svg:y="13.81cm" svg:viewBox="0 0 1216 715" svg:d="M389 147c129-98 253-147 371-147 61 0 112 9 155 28 45 19 79 51 104 94 18 30 27 77 27 140v296c0 44 7 74 18 90 8 12 22 22 41 29 21 7 58 11 111 11v27h-550v-27h22c53 0 88-5 109-15s35-24 43-44c3-7 5-31 5-71v-284c0-64-13-110-39-138-27-29-70-43-132-43-95 0-191 33-285 99v366c0 47 5 76 13 87 11 15 27 26 48 33 19 7 59 10 120 10v27h-551v-27h24c56 0 95-9 114-27 21-18 30-52 30-103v-258c0-83-3-134-9-152-5-19-15-31-28-38-12-6-30-9-51-9-22 0-49 3-81 11l-18-27 336-85h53z">
            <text:p/>
          </draw:path>
          <draw:path draw:style-name="gr4" draw:text-style-name="P3" draw:layer="layout" svg:width="1.124cm" svg:height="1.049cm" svg:x="14.716cm" svg:y="13.81cm" svg:viewBox="0 0 1125 1050" svg:d="M301 461c-69-21-120-50-157-87s-54-78-54-123c0-68 41-127 124-177 84-49 189-74 319-74 105 0 198 16 277 49h235c35 0 54 1 60 2 5 1 10 3 12 6 4 5 8 13 8 24 0 14-2 23-7 28-1 2-6 4-13 6-6 1-27 2-62 2h-144c45 36 67 83 67 139 0 65-40 120-118 166-80 46-186 69-320 69-54 0-110-5-168-16-35 20-59 37-70 51-13 15-20 27-20 37 0 9 7 17 20 25 14 9 40 14 78 18 22 2 80 4 170 5 166 2 275 6 324 10 74 7 135 24 179 52 45 29 68 64 68 105 0 57-44 111-128 161-127 74-291 111-495 111-156 0-288-22-395-66-61-25-91-51-91-79 0-12 5-24 13-36 14-19 43-45 85-78 6-5 48-32 124-82-41-16-72-30-89-42-18-13-26-27-26-43 0-17 11-38 35-62 23-24 76-58 159-101zM512 36c-61 0-110 15-150 45-40 29-61 75-61 137 0 79 27 141 81 185 44 33 96 50 160 50 63 0 112-14 152-43s60-74 60-136c0-80-28-143-84-188-41-33-94-50-158-50zM288 715c-37 26-67 50-86 72-20 22-29 42-29 61 0 24 24 45 70 63 82 31 199 47 351 47 147 0 254-16 323-48s104-66 104-102c0-27-21-45-63-56-41-11-124-18-249-20-183-3-322-9-421-17z">
            <text:p/>
          </draw:path>
          <draw:path draw:style-name="gr4" draw:text-style-name="P3" draw:layer="layout" svg:width="0.564cm" svg:height="1.077cm" svg:x="15.964cm" svg:y="13.447cm" svg:viewBox="0 0 565 1078" svg:d="M386 0v921c0 44 4 72 14 87 11 14 26 25 48 32 21 7 59 11 117 11v27h-546v-27c51 0 87-3 106-10 17-6 32-17 43-33 11-15 16-44 16-87v-631c0-78-3-126-8-144-6-18-16-30-27-36-13-7-29-10-48-10-21 0-48 4-80 12l-21-27 331-85z">
            <text:p/>
          </draw:path>
          <draw:path draw:style-name="gr4" draw:text-style-name="P3" draw:layer="layout" svg:width="0.938cm" svg:height="0.735cm" svg:x="16.673cm" svg:y="13.81cm" svg:viewBox="0 0 939 736" svg:d="M173 282c0 103 38 184 120 242 80 59 174 88 283 88 74 0 136-12 190-37 53-25 98-68 135-129l38 15c-17 70-65 133-147 190s-184 85-307 85c-133 0-248-32-343-97-94-65-142-152-142-262 0-119 48-211 146-277 97-67 219-100 366-100 125 0 227 26 307 77s120 119 120 205zM173 238h513c-4-44-12-75-25-94-21-28-50-50-90-66s-81-24-126-24c-67 0-127 16-179 49-53 32-84 77-93 135z">
            <text:p/>
          </draw:path>
          <draw:path draw:style-name="gr4" draw:text-style-name="P3" draw:layer="layout" svg:width="0.757cm" svg:height="0.735cm" svg:x="17.805cm" svg:y="13.81cm" svg:viewBox="0 0 758 736" svg:d="M675 0v236h-40c-30-74-70-124-118-151s-111-40-184-40c-58 0-103 9-138 28s-53 39-53 62c0 28 13 53 40 73 24 21 76 42 152 66l178 53c165 51 246 116 246 198 0 63-38 114-115 153-75 39-161 58-256 58-69 0-145-8-233-22-26-5-48-8-66-8s-32 6-43 19h-40v-248h40c22 71 65 124 129 160s136 54 216 54c55 0 101-10 136-31 36-20 53-45 53-73 0-35-19-65-59-88-40-24-118-54-235-90-117-37-194-69-231-99-36-29-54-65-54-109 0-57 32-105 94-143 63-39 144-58 244-58 43 0 97 6 158 18 42 7 69 11 83 11 13 0 24-2 31-5 8-4 16-12 25-24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4T18:21:29.819000000</meta:creation-date>
    <dc:date>2022-07-18T16:01:46.098542220</dc:date>
    <meta:editing-duration>PT14M45S</meta:editing-duration>
    <meta:editing-cycles>3</meta:editing-cycles>
    <meta:generator>LibreOffice/7.3.4.2$Linux_X86_64 LibreOffice_project/30$Build-2</meta:generator>
    <meta:document-statistic meta:object-count="13"/>
  </office:meta>
</office:document-meta>
</file>